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ComponentsClientHttpRequest.toRequestProduc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tpComponentsClientHttpRequest.HttpComponentsClientHttpRequest( HttpMethod method , URI uri , HttpClientContext context , DataBufferFactory data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ComponentsClientHttpRequest.writeWith( Publisher &lt; ? extends DataBuffer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ComponentsClientHttpRequest.applyCook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ttpComponentsClientHttpRequest.initReadOnly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sClientHttpRequest.getNativ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sClientHttpRequest.buff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sClientHttpRequest.writeAndFlushWith( Publisher &lt; ? extends Publisher &lt; ? extends DataBuffer &gt;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tpComponentsClientHttpRequest.set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sClientHttpRequest.apply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ComponentsClientHttpRequest.get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ComponentsClientHttp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